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nterview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rs J Daniel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A Dani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s Baxt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Wallac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Charles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 Charl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Robinson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St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s James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 Mitchel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O'Connel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 Cros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47:11.328401054</meta:creation-date>
    <dc:date>2016-05-16T10:59:19.172204862</dc:date>
    <meta:editing-duration>P0D</meta:editing-duration>
    <meta:editing-cycles>1</meta:editing-cycles>
    <meta:document-statistic meta:table-count="1" meta:cell-count="29" meta:object-count="0"/>
    <meta:generator>LibreOffice/4.2.8.2$Linux_X86_64 LibreOffice_project/420m0$Build-2</meta:generator>
  </office:meta>
</office:document-meta>
</file>